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Proteomics</text:p>
      <text:p text:style-name="Standard"/>
      <text:p text:style-name="Standard">1.) J-lat (HIV integrated) </text:p>
      <text:p text:style-name="Standard"><text:tab/>drug testing </text:p>
      <text:p text:style-name="Standard"><text:tab/></text:p>
      <text:p text:style-name="Standard">2.) macrophages (collab. core facility --&gt; akos) </text:p>
      <text:p text:style-name="Standard"><text:tab/>HIV - 4</text:p>
      <text:p text:style-name="Standard"><text:tab/>HIV + 8 </text:p>
      <text:p text:style-name="Standard"><text:tab/>both 36 cells</text:p>
      <text:p text:style-name="Standard"/>
      <text:p text:style-name="Standard"/>
      <text:p text:style-name="Standard"><text:tab/></text:p>
      <text:p text:style-name="Standard">sc --&gt; thermo fisher --&gt; software for array </text:p>
      <text:p text:style-name="Standard">maxquant --&gt; </text:p>
      <text:p text:style-name="Standard"/>
      <text:p text:style-name="Standard">diff. of commercial software and opens source</text:p>
      <text:p text:style-name="Standard"/>
      <text:p text:style-name="Standard">raw file from machine --&gt; procesing down stream</text:p>
      <text:p text:style-name="Standard"/>
      <text:p text:style-name="Standard">follow sctranscr. analysis pipe</text:p>
      <text:p text:style-name="Standard"/>
      <text:p text:style-name="Standard">signatures of cell clustures</text:p>
      <text:p text:style-name="Standard"/>
      <text:p text:style-name="Standard">monocyte data acvailiabe</text:p>
      <text:p text:style-name="Standard"/>
      <text:p text:style-name="Standard">tmt label --&gt; noise reduction</text:p>
      <text:p text:style-name="Standard"/>
      <text:p text:style-name="Standard">tools for clustering</text:p>
      <text:p text:style-name="Standard"/>
      <text:p text:style-name="Standard"><text:tab/>plst, knm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0:31.775380465</meta:creation-date>
    <dc:date>2023-02-03T09:24:54.489923738</dc:date>
    <meta:editing-duration>PT4M23S</meta:editing-duration>
    <meta:editing-cycles>1</meta:editing-cycles>
    <meta:document-statistic meta:table-count="0" meta:image-count="0" meta:object-count="0" meta:page-count="1" meta:paragraph-count="19" meta:word-count="75" meta:character-count="428" meta:non-whitespace-character-count="362"/>
    <meta:generator>LibreOffice/7.3.7.2$Linux_X86_64 LibreOffice_project/30$Build-2</meta:generator>
  </office:meta>
</office:document-meta>
</file>